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Replacements/Object 1"/>
  <manifest:file-entry manifest:media-type="" manifest:full-path="ObjectReplacements/Object 2"/>
  <manifest:file-entry manifest:media-type="" manifest:full-path="ObjectReplacements/Object 3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Helvetica Neue" svg:font-family="'Helvetica Neue', Helvetica, Arial, sans-serif"/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</style:style>
    <style:style style:name="P2" style:family="paragraph" style:parent-style-name="Text_20_body" style:list-style-name="L1">
      <style:paragraph-properties fo:margin-top="0cm" fo:margin-bottom="0cm" style:line-height-at-least="0.37cm" fo:text-align="start" style:justify-single-word="false" fo:widows="1" fo:padding="0cm" fo:border="none"/>
      <style:text-properties fo:font-variant="normal" fo:text-transform="none" fo:color="#000000" style:font-name="Helvetica Neue" fo:font-size="8.25pt" fo:letter-spacing="normal" fo:font-style="normal" fo:font-weight="normal" style:font-name-asian="Helvetica Neue" style:font-size-asian="8.25pt" style:font-style-asian="normal" style:font-weight-asian="normal" style:font-name-complex="Helvetica Neue" style:font-size-complex="8.25pt" style:font-style-complex="normal" style:font-weight-complex="normal"/>
    </style:style>
    <style:style style:name="P3" style:family="paragraph" style:parent-style-name="Text_20_body">
      <style:paragraph-properties fo:margin-left="0cm" fo:margin-right="0cm" fo:text-indent="0cm" style:auto-text-indent="false"/>
    </style:style>
    <style:style style:name="P4" style:family="paragraph" style:parent-style-name="Text_20_body">
      <style:paragraph-properties fo:margin-left="0cm" fo:margin-right="0cm" fo:margin-top="0cm" fo:margin-bottom="0cm" fo:text-indent="0cm" style:auto-text-indent="false" fo:padding="0cm" fo:border="none"/>
    </style:style>
    <style:style style:name="P5" style:family="paragraph" style:parent-style-name="Text_20_body" style:list-style-name="L1">
      <style:paragraph-properties fo:margin-left="0cm" fo:margin-right="0cm" fo:margin-top="0cm" fo:margin-bottom="0cm" fo:text-align="center" style:justify-single-word="false" fo:text-indent="0cm" style:auto-text-indent="false" fo:padding="0cm" fo:border="none"/>
    </style:style>
    <style:style style:name="P6" style:family="paragraph" style:parent-style-name="Text_20_body">
      <style:paragraph-properties fo:margin-left="0cm" fo:margin-right="0cm" fo:margin-top="0cm" fo:margin-bottom="0cm" style:line-height-at-least="0.37cm" fo:text-align="start" style:justify-single-word="false" fo:widows="1" fo:text-indent="0cm" style:auto-text-indent="false" fo:padding="0cm" fo:border="none"/>
    </style:style>
    <style:style style:name="P7" style:family="paragraph" style:parent-style-name="Text_20_body" style:list-style-name="L2">
      <style:paragraph-properties fo:margin-left="0.185cm" fo:margin-right="0.185cm" fo:margin-top="0cm" fo:margin-bottom="0cm" style:line-height-at-least="0.582cm" fo:text-align="start" style:justify-single-word="false" fo:widows="1" fo:text-indent="0cm" style:auto-text-indent="false" fo:padding="0cm" fo:border="none"/>
      <style:text-properties fo:font-variant="normal" fo:text-transform="none" fo:color="#ffffff" style:font-name="Helvetica Neue" fo:font-size="8.25pt" fo:letter-spacing="normal" fo:font-style="normal" fo:font-weight="normal" fo:background-color="#b0acad"/>
    </style:style>
    <style:style style:name="P8" style:family="paragraph" style:parent-style-name="Text_20_body" style:list-style-name="L2">
      <style:paragraph-properties fo:margin-left="0.185cm" fo:margin-right="0.185cm" fo:margin-top="0cm" fo:margin-bottom="0cm" style:line-height-at-least="0.37cm" fo:text-align="start" style:justify-single-word="false" fo:widows="1" fo:text-indent="0cm" style:auto-text-indent="false" fo:padding="0cm" fo:border="none"/>
      <style:text-properties fo:font-variant="normal" fo:text-transform="none" fo:color="#000000" style:font-name="Helvetica Neue" fo:font-size="8.25pt" fo:letter-spacing="normal" fo:font-style="normal" fo:font-weight="normal"/>
    </style:style>
    <style:style style:name="P9" style:family="paragraph" style:parent-style-name="Text_20_body" style:list-style-name="L2">
      <style:paragraph-properties fo:margin-left="0.185cm" fo:margin-right="0.45cm" fo:margin-top="0cm" fo:margin-bottom="0cm" style:line-height-at-least="0.37cm" fo:text-align="start" style:justify-single-word="false" fo:widows="1" fo:text-indent="0cm" style:auto-text-indent="false" fo:padding="0cm" fo:border="none"/>
      <style:text-properties fo:font-variant="normal" fo:text-transform="none" fo:color="#000000" fo:letter-spacing="normal"/>
    </style:style>
    <style:style style:name="P10" style:family="paragraph" style:parent-style-name="Heading_20_1" style:list-style-name="L2">
      <style:paragraph-properties fo:margin-left="0.185cm" fo:margin-right="0.185cm" fo:margin-top="0cm" fo:margin-bottom="0cm" style:line-height-at-least="0.37cm" fo:text-align="start" style:justify-single-word="false" fo:widows="1" fo:text-indent="0cm" style:auto-text-indent="false" fo:padding="0cm" fo:border="none"/>
      <style:text-properties fo:font-variant="normal" fo:text-transform="none" fo:color="#cc2e6d" style:font-name="Helvetica Neue" fo:font-size="8.25pt" fo:letter-spacing="normal" fo:font-style="normal" fo:font-weight="normal"/>
    </style:style>
    <style:style style:name="T1" style:family="text">
      <style:text-properties fo:font-variant="normal" fo:text-transform="none" fo:color="#000000" style:font-name="Helvetica Neue" fo:font-size="8.25pt" fo:letter-spacing="normal" fo:font-style="normal" fo:font-weight="normal"/>
    </style:style>
    <style:style style:name="T2" style:family="text">
      <style:text-properties fo:font-variant="normal" fo:text-transform="none" fo:color="#003399" style:text-line-through-style="none" style:font-name="Helvetica Neue" fo:font-size="8.25pt" fo:letter-spacing="normal" fo:font-style="normal" style:text-underline-style="none" fo:font-weight="normal" style:text-blinking="false"/>
    </style:style>
    <style:style style:name="fr1" style:family="graphic" style:parent-style-name="Frame">
      <style:graphic-properties fo:margin-left="0cm" fo:margin-right="0cm" fo:margin-top="0cm" fo:margin-bottom="0cm" style:wrap="right" style:number-wrapped-paragraphs="no-limit" style:vertical-pos="top" style:vertical-rel="paragraph-content" style:horizontal-pos="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right" style:number-wrapped-paragraphs="no-limit" style:vertical-pos="top" style:vertical-rel="paragraph-content" style:horizontal-pos="left" style:horizontal-rel="paragraph-content" fo:padding="0cm" fo:border="none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.132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OLE">
      <style:graphic-properties fo:margin-left="0cm" fo:margin-right="0cm" fo:margin-top="0cm" fo:margin-bottom="0cm" style:vertical-pos="top" style:vertical-rel="baseline" fo:padding="0cm" fo:border="none" draw:ole-draw-aspect="1" draw:frame-display-border="false"/>
    </style:style>
    <style:style style:name="fr6" style:family="graphic" style:parent-style-name="OLE">
      <style:graphic-properties fo:margin-left="0cm" fo:margin-right="0cm" fo:margin-top="0cm" fo:margin-bottom="0cm" style:wrap="run-through" style:number-wrapped-paragraphs="no-limit" style:vertical-pos="top" style:vertical-rel="char" style:horizontal-pos="left" style:horizontal-rel="char" fo:padding="0cm" fo:border="none" draw:ole-draw-aspect="1" draw:frame-display-border="false"/>
    </style:style>
    <style:style style:name="fr7" style:family="graphic" style:parent-style-name="OLE">
      <style:graphic-properties fo:margin-left="0cm" fo:margin-right="0cm" fo:margin-top="0cm" fo:margin-bottom="0cm" style:vertical-pos="top" style:vertical-rel="baseline" fo:padding="0cm" fo:border="none" draw:ole-draw-aspect="1" draw:frame-display-border="false"/>
    </style:style>
    <style:style style:name="Sect1" style:family="section">
      <style:section-properties fo:background-color="#ffffff" fo:margin-left="0cm" fo:margin-right="0cm" style:editable="false">
        <style:columns fo:column-count="1" fo:column-gap="0cm"/>
        <style:background-image/>
      </style:section-properties>
    </style:style>
    <style:style style:name="Sect2" style:family="section">
      <style:section-properties fo:margin-left="0cm" fo:margin-right="0cm" style:editable="false">
        <style:columns fo:column-count="1" fo:column-gap="0cm"/>
      </style:section-properties>
    </style:style>
    <style:style style:name="Sect3" style:family="section">
      <style:section-properties fo:background-color="transparent" fo:margin-left="0cm" fo:margin-right="0cm" style:editable="false">
        <style:columns fo:column-count="1" fo:column-gap="0cm"/>
        <style:background-image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/>
      <text:section text:style-name="Sect1" text:name="pub_dart_MBR_T_728x90">
        <text:section text:style-name="Sect2" text:name="pub_dart_MBR_T_728x90_ad_container">
          <text:list xml:id="list7072213995937449315" text:style-name="L1">
            <text:list-header>
              <text:p text:style-name="P5"><draw:frame draw:style-name="fr3" draw:name="images1" text:anchor-type="as-char" svg:width="0.041cm" svg:height="0.041cm" draw:z-index="0"><draw:image xlink:href="http://pixel.alephd.com/post_asq?LgDc=&amp;L4DK=285184&amp;rZzC=&amp;aNVl=1&amp;ZzpC=&amp;Dsph=&amp;Hsyz=&amp;0ZGY=40622554&amp;Xyes=&amp;iK5S=&amp;b6lE=0.438&amp;-tgi=-1&amp;wziz=2.997&amp;vKcZ=1049204163131788710&amp;2jSB=0.602278&amp;-Zu8=&amp;e9iH=7475676986436773281&amp;b5ho=&amp;GAa8=1361400&amp;DH5k=176.151.166.0&amp;8rSZ=&amp;-Z06=0.476109&amp;m9kT=img" xlink:type="simple" xlink:show="embed" xlink:actuate="onLoad"/></draw:frame><draw:frame draw:style-name="fr3" draw:name="images2" text:anchor-type="as-char" svg:width="0.041cm" svg:height="0.041cm" draw:z-index="1"><draw:image xlink:href="http://www3.smartadserver.com/imp?imgid=15139758&amp;pgid=299697&amp;tmstp=1454078958&amp;tgt=[targeting]" xlink:type="simple" xlink:show="embed" xlink:actuate="onLoad"/></draw:frame><draw:frame draw:style-name="fr3" draw:name="images3" text:anchor-type="as-char" svg:width="0.041cm" svg:height="0.041cm" draw:z-index="2"><draw:image xlink:href="https://secure-gl.imrworldwide.com/cgi-bin/m?ci=ent1236828839&amp;am=3&amp;ep=1&amp;at=view&amp;rt=banner&amp;st=image&amp;ca=cmp219324&amp;cr=crv949614&amp;pc=plc19097066&amp;r=1454078958" xlink:type="simple" xlink:show="embed" xlink:actuate="onLoad"/></draw:frame></text:p>
            </text:list-header>
          </text:list>
        </text:section>
      </text:section>
      <text:list xml:id="list35704569" text:continue-numbering="true" text:style-name="L1">
        <text:list-item>
          <text:p text:style-name="P2"/>
        </text:list-item>
      </text:list>
      <text:p text:style-name="P6"><draw:frame draw:style-name="fr1" draw:name="Cadre1" text:anchor-type="paragraph" svg:width="18.521cm" draw:z-index="3"><draw:text-box fo:min-height="0.041cm"><text:list xml:id="list1651415158932640874" text:style-name="L2"><text:list-item><text:p text:style-name="P9"><text:bookmark text:name="column3"/><text:bookmark text:name="13170"/><draw:frame draw:style-name="fr4" draw:name="images4" text:anchor-type="as-char" svg:width="1.997cm" svg:height="0.998cm" draw:z-index="8"><draw:image xlink:href="http://2.im6.fr/photo/017E00D708320950-photo-tropezienne.jpg" xlink:type="simple" xlink:show="embed" xlink:actuate="onLoad"/></draw:frame></text:p><text:h text:style-name="P10" text:outline-level="1">La tropézienne chocolat de Laurent Favre-Mot</text:h><text:p text:style-name="P7">Partager cette page</text:p><text:p text:style-name="P8"><draw:frame draw:style-name="fr2" draw:name="Cadre2" text:anchor-type="paragraph" svg:width="2.91cm" draw:z-index="4"><draw:text-box fo:min-height="0.041cm"><text:p text:style-name="P1"><draw:frame draw:style-name="fr5" draw:name="Objet1" text:anchor-type="as-char" svg:width="1.879cm" svg:height="0.529cm" draw:z-index="9"><draw:floating-frame xlink:href="http://platform.twitter.com/widgets/tweet_button.baa54ded21a982344c4ced326592f3de.fr.html#dnt=false&amp;id=twitter-widget-0&amp;lang=fr&amp;original_referer=http%3A%2F%2Fwww.teva.fr%2Femission-sucrement_bon%2Fnews-sucrement_bon%2F793374-la_tropezienne_chocolat_de_laurent_favre_mot.html&amp;size=m&amp;text=La%20trop%C3%A9zienne%20chocolat%20de%20Laurent%20Favre-Mot%20SUCR%C3%89MENT%20BON%20T%C3%A9va%20-%20Teva.fr&amp;time=1454079196845&amp;type=share&amp;url=http%3A%2F%2Fwww.teva.fr%2Femission-sucrement_bon%2Fnews-sucrement_bon%2F793374-la_tropezienne_chocolat_de_laurent_favre_mot.html" xlink:type="simple" xlink:show="embed" xlink:actuate="onLoad"/></draw:frame></text:p></draw:text-box></draw:frame><draw:frame draw:style-name="fr2" draw:name="Cadre3" text:anchor-type="paragraph" svg:width="2.646cm" draw:z-index="5"><draw:text-box fo:min-height="0.041cm"><text:p text:style-name="P3"><draw:frame draw:style-name="fr6" draw:name="Objet2" text:anchor-type="char" svg:width="2.381cm" svg:height="0.529cm" draw:z-index="6"><draw:floating-frame xlink:href="http://www.facebook.com/plugins/like.php?action=like&amp;app_id=202898406409099&amp;channel=http%3A%2F%2Fstaticxx.facebook.com%2Fconnect%2Fxd_arbiter.php%3Fversion%3D42%23cb%3Dfdb9ac4b%26domain%3Dwww.teva.fr%26origin%3Dhttp%253A%252F%252Fwww.teva.fr%252Ff25efc8a58%26relation%3Dparent.parent&amp;color_scheme=light&amp;container_width=0&amp;font=arial&amp;href=http%3A%2F%2Fwww.teva.fr%2Femission-sucrement_bon%2Fnews-sucrement_bon%2F793374-la_tropezienne_chocolat_de_laurent_favre_mot.html&amp;layout=button_count&amp;locale=fr_FR&amp;sdk=joey&amp;send=false&amp;show_faces=false&amp;width=150" xlink:type="simple" xlink:show="embed" xlink:actuate="onLoad" draw:frame-name="f349349d"/></draw:frame></text:p></draw:text-box></draw:frame><draw:frame draw:style-name="fr2" draw:name="Cadre4" text:anchor-type="paragraph" svg:width="2.91cm" draw:z-index="7"><draw:text-box fo:min-height="0.041cm"><text:section text:style-name="Sect3" text:name="___plusone_0"><text:p text:style-name="P4"><draw:frame draw:style-name="fr7" draw:name="Objet3" text:anchor-type="as-char" svg:width="2.381cm" svg:height="0.529cm" draw:z-index="10"><draw:floating-frame xlink:href="https://apis.google.com/u/0/se/0/_/+1/fastbutton?usegapi=1&amp;id=GooglePlusOne_4b60de0057cef6dce1d9ea7392c83007abfe30f4_1454072525_3771&amp;annotation=bubble&amp;size=medium&amp;hl=fr-FR&amp;origin=http%3A%2F%2Fwww.teva.fr&amp;url=http%3A%2F%2Fwww.teva.fr%2Femission-sucrement_bon%2Fnews-sucrement_bon%2F793374-la_tropezienne_chocolat_de_laurent_favre_mot.html&amp;gsrc=3p&amp;ic=1&amp;jsh=m%3B%2F_%2Fscs%2Fapps-static%2F_%2Fjs%2Fk%3Doz.gapi.fr.rpavhlBVGTA.O%2Fm%3D__features__%2Fam%3DAQ%2Frt%3Dj%2Fd%3D1%2Ft%3Dzcms%2Frs%3DAGLTcCMAf-fpdyph6cNM7nfsP5xKCcYYpw#_methods=onPlusOne%2C_ready%2C_close%2C_open%2C_resizeMe%2C_renderstart%2Concircled%2Cdrefresh%2Cerefresh&amp;id=I0_1454078962437&amp;parent=http%3A%2F%2Fwww.teva.fr&amp;pfname=&amp;rpctoken=32203324" xlink:type="simple" xlink:show="embed" xlink:actuate="onLoad" draw:frame-name="I0_1454078962437"/></draw:frame></text:p></text:section></draw:text-box></draw:frame>25/01/2016</text:p><text:p text:style-name="P8">ÉTAPE 1 : La brioche<text:line-break/><text:line-break/>• 170 g de farine<text:line-break/>• 20 g de sucre<text:line-break/>• 5 g de sel<text:line-break/>• 10 g de levure fraîche de boulanger<text:line-break/>• 2 œufs<text:line-break/>• 110 g de beurre<text:line-break/>• 10 g de jaune<text:line-break/><text:line-break/>Déroulé<text:line-break/>Dans un récipient, déposer la farine en faisant un puits au milieu, afin que les ingrédients ne se touchent pas immédiatement. Y déposer le sucre à une extrémité du récipient, le sel d'un autre, la levure, et les œufs au centre, dans le puits. Mélanger le tout au batteur pendant 10 minutes.<text:line-break/>Incorporer le beurre coupé en petits morceaux, et continuer le pétrissage pendant 7 à 8 minutes.<text:line-break/>Laisser reposer la pâte pendant 24 heures au réfrigérateur.<text:line-break/>Le lendemain donc, étaler la pâte en forme de rond pour une belle tropézienne. Attention tout de même, à ne pas trop la travailler pour qu'elle ne gonfle pas à la cuisson.<text:line-break/>Battre deux œufs et badigeonner au pinceau la pâte à brioche pour qu'elle puisse bien dorer au four. Rajouter du gros sucre, et enfourner à 170 °C pendant 20 minutes.<text:line-break/>Astuce du chef : Mettre d'abord la pâte à 30/40°C et la laisser gonfler pendant 5 à 10 minutes, puis la cuire comme ci-dessus.<text:line-break/><text:line-break/>ÉTAPE 2 : La crème chantilly chocolat au lait<text:line-break/><text:line-break/>• 150 g de crème à 15% matière grasse<text:line-break/>• 105 g de chocolat au lait à 38%<text:line-break/><text:line-break/>Déroulé<text:line-break/>Faire chauffer la crème. Puis la verser sur le chocolat au lait afin que celui-ci fonde. Réserver 24 heures au réfrigérateur. Une fois la ganache bien prise il faut la battre en chantilly à l'aide du robot.<text:line-break/><text:line-break/>ÉTAPE 3 : Les noisettes caramélisées<text:line-break/><text:line-break/>• 20 g de noisettes<text:line-break/>• 100 g de sucre<text:line-break/><text:line-break/>Déroulé<text:line-break/>Mettre les noisettes au four à 100 °C pendant 30 minutes pour les torréfier. Après les avoir sorti du four, rouler les noisettes entre les doigts pour retirer la peau. Puis, préparer un caramel avec 100 g de sucre et 50 g d'eau. Mélanger les noisettes au caramel.<text:line-break/><text:line-break/>ÉTAPE 4 : Le dressage<text:line-break/><text:line-break/>Découper la brioche en 2 pour la garnir. Disposer la chantilly chocolat dans une poche à douille puis garnir généreusement toute la brioche. Disposer les éclats de noisettes caramélisées sur la ganache, puis recouvrir du dessus de la brioche</text:p></text:list-item></text:list></draw:text-box></draw:frame><text:span text:style-name="T1"><text:line-break/><text:line-break/>La suite sur Teva.fr : </text:span><text:a xlink:type="simple" xlink:href="http://www.teva.fr/emission-sucrement_bon/news-sucrement_bon/793374-la_tropezienne_chocolat_de_laurent_favre_mot.html#ixzz3ye4XG9gY" text:style-name="Internet_20_link" text:visited-style-name="Visited_20_Internet_20_Link">La tropézienne chocolat de Laurent Favre-Mot SUCRÉMENT BON Téva - Teva.fr</text:a><text:a xlink:type="simple" xlink:href="http://www.teva.fr/emission-sucrement_bon/news-sucrement_bon/793374-la_tropezienne_chocolat_de_laurent_favre_mot.html#ixzz3ye4XG9gY" text:style-name="Internet_20_link" text:visited-style-name="Visited_20_Internet_20_Link">http://www.teva.fr/emission-sucrement_bon/news-sucrement_bon/793374-la_tropezienne_chocolat_de_laurent_favre_mot.html#ixzz3ye4XG9gY</text:a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Helvetica Neue" svg:font-family="'Helvetica Neue', Helvetica, Arial, sans-serif"/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1" style:font-size-complex="2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ophie Lematre</meta:initial-creator>
    <meta:creation-date>2016-01-29T15:53:11.38</meta:creation-date>
    <meta:document-statistic meta:table-count="0" meta:image-count="4" meta:object-count="3" meta:page-count="1" meta:paragraph-count="9" meta:word-count="411" meta:character-count="2339"/>
    <dc:date>2016-01-29T15:53:43.09</dc:date>
    <dc:creator>Sophie Lematre</dc:creator>
    <meta:editing-duration>PT32S</meta:editing-duration>
    <meta:editing-cycles>1</meta:editing-cycles>
    <meta:generator>OpenOffice/4.1.1$Win32 OpenOffice.org_project/411m6$Build-9775</meta:generator>
  </office:meta>
</office:document-meta>
</file>